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9fc" officeooo:paragraph-rsid="001609fc"/>
    </style:style>
    <style:style style:name="P2" style:family="paragraph" style:parent-style-name="Standard">
      <style:text-properties officeooo:rsid="001713cc" officeooo:paragraph-rsid="001713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s/jffs2/malloc.c 315:find bugs</text:p>
      <text:p text:style-name="P2">out of context→</text:p>
      <text:p text:style-name="P2">cscop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9:12:00.458317693</meta:creation-date>
    <dc:date>2018-08-13T12:03:29.879530587</dc:date>
    <meta:editing-duration>PT1H20M58S</meta:editing-duration>
    <meta:editing-cycles>1</meta:editing-cycles>
    <meta:document-statistic meta:table-count="0" meta:image-count="0" meta:object-count="0" meta:page-count="1" meta:paragraph-count="3" meta:word-count="7" meta:character-count="52" meta:non-whitespace-character-count="48"/>
    <meta:generator>LibreOffice/5.1.6.2$Linux_X86_64 LibreOffice_project/10m0$Build-2</meta:generator>
  </office:meta>
</office:document-meta>
</file>